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Courier New" officeooo:rsid="000efc3b" officeooo:paragraph-rsid="000fa910"/>
    </style:style>
    <style:style style:name="P2" style:family="paragraph" style:parent-style-name="Text_20_body">
      <style:paragraph-properties fo:text-align="justify" style:justify-single-word="false"/>
      <style:text-properties style:font-name="Courier New" officeooo:rsid="0011d246" officeooo:paragraph-rsid="0014fc9f"/>
    </style:style>
    <style:style style:name="P3" style:family="paragraph" style:parent-style-name="Text_20_body">
      <style:paragraph-properties fo:text-align="justify" style:justify-single-word="false"/>
      <style:text-properties style:font-name="Courier New" officeooo:rsid="0014fc9f" officeooo:paragraph-rsid="0014fc9f"/>
    </style:style>
    <style:style style:name="P4" style:family="paragraph" style:parent-style-name="Text_20_body">
      <style:text-properties style:font-name="Courier New" officeooo:rsid="001da963" officeooo:paragraph-rsid="001bb55c"/>
    </style:style>
    <style:style style:name="P5" style:family="paragraph" style:parent-style-name="Text_20_body">
      <style:paragraph-properties fo:text-align="justify" style:justify-single-word="false"/>
      <style:text-properties officeooo:paragraph-rsid="000efc3b"/>
    </style:style>
    <style:style style:name="P6" style:family="paragraph" style:parent-style-name="Text_20_body">
      <style:paragraph-properties fo:text-align="justify" style:justify-single-word="false"/>
      <style:text-properties officeooo:paragraph-rsid="0013e4c9"/>
    </style:style>
    <style:style style:name="P7" style:family="paragraph" style:parent-style-name="Text_20_body">
      <style:paragraph-properties fo:text-align="justify" style:justify-single-word="false"/>
      <style:text-properties officeooo:paragraph-rsid="0014fc9f"/>
    </style:style>
    <style:style style:name="P8" style:family="paragraph" style:parent-style-name="Text_20_body">
      <style:paragraph-properties fo:text-align="justify" style:justify-single-word="false"/>
      <style:text-properties officeooo:paragraph-rsid="001bb55c"/>
    </style:style>
    <style:style style:name="P9" style:family="paragraph" style:parent-style-name="Text_20_body">
      <style:text-properties officeooo:paragraph-rsid="001bb55c"/>
    </style:style>
    <style:style style:name="P10" style:family="paragraph" style:parent-style-name="Text_20_body">
      <style:text-properties officeooo:rsid="001e8c15" officeooo:paragraph-rsid="001e8c15"/>
    </style:style>
    <style:style style:name="P11" style:family="paragraph" style:parent-style-name="Text_20_body">
      <style:text-properties officeooo:rsid="00208a10" officeooo:paragraph-rsid="00208a10"/>
    </style:style>
    <style:style style:name="P12" style:family="paragraph" style:parent-style-name="Heading_20_2">
      <style:text-properties style:font-name="Courier New"/>
    </style:style>
    <style:style style:name="P13" style:family="paragraph" style:parent-style-name="Heading_20_2">
      <style:text-properties style:font-name="Courier New" officeooo:rsid="0013e4c9" officeooo:paragraph-rsid="0013e4c9"/>
    </style:style>
    <style:style style:name="P14" style:family="paragraph" style:parent-style-name="Heading_20_2">
      <style:text-properties officeooo:rsid="001bb55c" officeooo:paragraph-rsid="001bb55c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rsid="0014fc9f" officeooo:paragraph-rsid="0014fc9f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Courier New" officeooo:rsid="00166f97" officeooo:paragraph-rsid="0014fc9f"/>
    </style:style>
    <style:style style:name="P17" style:family="paragraph" style:parent-style-name="Text_20_body">
      <style:paragraph-properties fo:text-align="justify" style:justify-single-word="false"/>
      <style:text-properties style:font-name="Courier New" officeooo:rsid="001789f3" officeooo:paragraph-rsid="001789f3"/>
    </style:style>
    <style:style style:name="P18" style:family="paragraph" style:parent-style-name="Text_20_body">
      <style:paragraph-properties fo:text-align="justify" style:justify-single-word="false"/>
      <style:text-properties style:font-name="Courier New" officeooo:rsid="00193587" officeooo:paragraph-rsid="00193587"/>
    </style:style>
    <style:style style:name="P19" style:family="paragraph" style:parent-style-name="Text_20_body">
      <style:paragraph-properties fo:text-align="justify" style:justify-single-word="false"/>
      <style:text-properties style:font-name="Courier New" officeooo:rsid="00208a10" officeooo:paragraph-rsid="00208a10"/>
    </style:style>
    <style:style style:name="P20" style:family="paragraph" style:parent-style-name="Text_20_body">
      <style:paragraph-properties fo:text-align="justify" style:justify-single-word="false"/>
      <style:text-properties style:font-name="Courier New" officeooo:rsid="001b0c66" officeooo:paragraph-rsid="001b0c66"/>
    </style:style>
    <style:style style:name="P21" style:family="paragraph" style:parent-style-name="Text_20_body">
      <style:paragraph-properties fo:text-align="justify" style:justify-single-word="false"/>
      <style:text-properties officeooo:rsid="00208a10" officeooo:paragraph-rsid="00208a10"/>
    </style:style>
    <style:style style:name="P22" style:family="paragraph" style:parent-style-name="Text_20_body">
      <style:paragraph-properties fo:text-align="justify" style:justify-single-word="false"/>
      <style:text-properties officeooo:rsid="0024a2a9" officeooo:paragraph-rsid="0024a2a9"/>
    </style:style>
    <style:style style:name="P23" style:family="paragraph" style:parent-style-name="Text_20_body" style:list-style-name="L2">
      <style:paragraph-properties fo:text-align="justify" style:justify-single-word="false"/>
      <style:text-properties officeooo:rsid="0024a2a9" officeooo:paragraph-rsid="0024a2a9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rsid="0024a2a9" officeooo:paragraph-rsid="0024a2a9"/>
    </style:style>
    <style:style style:name="P25" style:family="paragraph" style:parent-style-name="Text_20_body">
      <style:paragraph-properties fo:text-align="justify" style:justify-single-word="false"/>
      <style:text-properties officeooo:rsid="0024fab4" officeooo:paragraph-rsid="0024fab4"/>
    </style:style>
    <style:style style:name="P26" style:family="paragraph" style:parent-style-name="Text_20_body">
      <style:paragraph-properties fo:break-before="page"/>
      <style:text-properties officeooo:rsid="001e8c15" officeooo:paragraph-rsid="001bb55c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0efc3b"/>
    </style:style>
    <style:style style:name="T3" style:family="text">
      <style:text-properties style:font-name="Courier New" officeooo:rsid="000fa910"/>
    </style:style>
    <style:style style:name="T4" style:family="text">
      <style:text-properties style:font-name="Courier New" officeooo:rsid="0011d246"/>
    </style:style>
    <style:style style:name="T5" style:family="text">
      <style:text-properties style:font-name="Courier New" officeooo:rsid="0013e4c9"/>
    </style:style>
    <style:style style:name="T6" style:family="text">
      <style:text-properties style:font-name="Courier New" officeooo:rsid="0014fc9f"/>
    </style:style>
    <style:style style:name="T7" style:family="text">
      <style:text-properties style:font-name="Courier New" officeooo:rsid="00166f97"/>
    </style:style>
    <style:style style:name="T8" style:family="text">
      <style:text-properties style:font-name="Courier New" officeooo:rsid="001bb55c"/>
    </style:style>
    <style:style style:name="T9" style:family="text">
      <style:text-properties style:font-name="Courier New" officeooo:rsid="001da963"/>
    </style:style>
    <style:style style:name="T10" style:family="text">
      <style:text-properties style:font-name="Courier New" officeooo:rsid="00208a10"/>
    </style:style>
    <style:style style:name="T11" style:family="text">
      <style:text-properties style:font-name="Courier New" officeooo:rsid="0024a2a9"/>
    </style:style>
    <style:style style:name="T12" style:family="text">
      <style:text-properties officeooo:rsid="0011081e"/>
    </style:style>
    <style:style style:name="T13" style:family="text">
      <style:text-properties officeooo:rsid="0011d246"/>
    </style:style>
    <style:style style:name="T14" style:family="text">
      <style:text-properties officeooo:rsid="001789f3"/>
    </style:style>
    <style:style style:name="T15" style:family="text">
      <style:text-properties officeooo:rsid="00193587"/>
    </style:style>
    <style:style style:name="T16" style:family="text">
      <style:text-properties officeooo:rsid="001b0c66"/>
    </style:style>
    <style:style style:name="T17" style:family="text">
      <style:text-properties officeooo:rsid="0020d933"/>
    </style:style>
    <style:style style:name="T18" style:family="text">
      <style:text-properties officeooo:rsid="00213253"/>
    </style:style>
    <style:style style:name="T19" style:family="text">
      <style:text-properties officeooo:rsid="0022afc4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193587"/>
    </style:style>
    <style:style style:name="T22" style:family="text">
      <style:text-properties officeooo:rsid="0024a2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2" text:outline-level="2">Estado del arte</text:h>
      <text:p text:style-name="P5"><text:span text:style-name="T2"><text:tab/>Desde el punto de vista de las plataformas de <text:s/>programación, existen tres tipos de celulares, aquellos que tienen Android(81,7% del mercado), los que <text:s/></text:span><text:span text:style-name="T3">tienen IOS (17,9% del mercado), las otras marcas ocupan una proporción despreciable (0.4%).(</text:span><text:a xlink:type="simple" xlink:href="https://latam.pcmag.com/sistemas-operativos-moviles/18490/news/el-996-del-mercado-movil-le-pertenece-a-android-y-ios" text:style-name="Internet_20_link" text:visited-style-name="Visited_20_Internet_20_Link"><text:span text:style-name="T3">Fuente</text:span></text:a><text:span text:style-name="T13">)</text:span></text:p>
      <text:p text:style-name="P1"><text:tab/><text:span text:style-name="T19">Se debe construir un programa para Android y otro programa distinto para IOS, o esa era la tónica hasta que Google <text:s/>comenzo a crear un lenguaje de programación que sirviera para ambos mundos(casi), ese lenguaje se llama Flutter,es solo una promesa, lo estan haciendo, y no se sabe cuando estara listo, pero ya se pueden hacer cosas en el.</text:span></text:p>
      <text:p text:style-name="P1"><text:tab/><text:span text:style-name="T12">A Flutter le estamos apostando.Posiblemente dentro de poco ocupe buena parte del mercado.Ya que es mucho mejor algo que sirva para dos plataformas a que sirva para una, y cuenta con la seriedad de Google.La version Beta, en la que estamos hoy la lanzaron en marzo del 2018.</text:span></text:p>
      <text:p text:style-name="P1"><text:tab/><text:span text:style-name="T13">Flutter crea una app, que es la que se instala en el celular.</text:span></text:p>
      <text:h text:style-name="P13" text:outline-level="2">Que ofrecer</text:h>
      <text:p text:style-name="P6"><text:span text:style-name="T4"><text:tab/>Lo que se puede hacer en un celular es casi infinito.</text:span><text:span text:style-name="T5">Partiremos primero con Android y en un tiempo más ofreceremos para IOS.</text:span></text:p>
      <text:p text:style-name="P7"><text:span text:style-name="T5"><text:tab/></text:span><text:span text:style-name="T6">Es posible que alguien ande buscando quien le haga una app para su celular, y esa es nuestra oportunidad…Pueden ser profesionales ind</text:span><text:span text:style-name="T7">e</text:span><text:span text:style-name="T6">pendientes o empresas.</text:span></text:p>
      <text:p text:style-name="P8"><text:span text:style-name="T6">E</text:span><text:span text:style-name="T8">s posible tener suerte para el cliente y bajar una app gratis que resuelva parte de su problema, tambien existen aplicaciones que te permiten crear tu app sin saber programar, </text:span><text:a xlink:type="simple" xlink:href="https://kingofapp.es/blog/cosas-que-no-pueden-faltar-cuando-crees-una-app/" text:style-name="Internet_20_link" text:visited-style-name="Visited_20_Internet_20_Link"><text:span text:style-name="T8">Por ejemplo</text:span></text:a><text:span text:style-name="T8">, pero tienen límites </text:span><text:span text:style-name="T10">grandes</text:span><text:span text:style-name="T8">, si </text:span><text:span text:style-name="T10">él</text:span><text:span text:style-name="T8"> cliente necesita algo especial, nosotros somos la solución.</text:span></text:p>
      <text:p text:style-name="P3"><text:tab/>No se necesita saber tecnología para usar una app, a continuación una lista de posibilidades</text:p>
      <text:p text:style-name="P3"><text:tab/></text:p>
      <text:list xml:id="list1702978821" text:style-name="L1">
        <text:list-item>
          <text:p text:style-name="P15"><text:span text:style-name="T1">Una app para manejar las ventas,entonces el vendedor,tiene accesso a clientes y a compromisos </text:span><text:span text:style-name="T7">y lo que se estime conveniente</text:span></text:p>
        </text:list-item>
        <text:list-item>
          <text:p text:style-name="P15"><text:soft-page-break/><text:span text:style-name="T1">Información en línea de alg</text:span><text:span text:style-name="T7">o</text:span><text:span text:style-name="T1"> que sucede en </text:span><text:span text:style-name="T7">los computadores de la empresa y que se desea ve</text:span><text:span text:style-name="T11">r.</text:span></text:p>
        </text:list-item>
        <text:list-item>
          <text:p text:style-name="P24"><text:span text:style-name="T7">G</text:span><text:span text:style-name="T1">estión para los profesionales</text:span></text:p>
          <text:p text:style-name="P16"/>
        </text:list-item>
      </text:list>
      <text:p text:style-name="P2"/>
      <text:h text:style-name="Heading_20_2" text:outline-level="2"><text:span text:style-name="T14">Forma</text:span> de trabajo </text:h>
      <text:p text:style-name="P17"><text:span text:style-name="T15">Paulina a</text:span> través de avisos gratuitos puestos en internet o del ofrecimiento directo a posibles clientes <text:s/>, <text:span text:style-name="T20">detecta la necesidad </text:span><text:span text:style-name="T21">del cliente</text:span><text:span text:style-name="T15">, fijando una cita con Máx o facilitación de la coordinación telefonica.</text:span></text:p>
      <text:p text:style-name="P18">Max visita al cliente y se construye un presupuesto.</text:p>
      <text:p text:style-name="P18"><text:span text:style-name="T19">Max/Paulina</text:span> entrega<text:span text:style-name="T19">n</text:span> <text:s/>personalmente el presupuesto al client<text:span text:style-name="T19">e.</text:span></text:p>
      <text:p text:style-name="P19">Cliente firma carta de compromiso</text:p>
      <text:p text:style-name="P18">Max construye una app con menos funcionalidades de las solicitadas. <text:span text:style-name="T16">Paulina realiza las gestiones de la cobranza,generación de boleta de honorarios y satisfacción del cliente.En este paso se cobra el 50% del total, si hay errores se reparan gratis.Ojo con las boletas de honorarios y AFP.</text:span></text:p>
      <text:p text:style-name="P20">Max recoge la satisfacción del cliente y termina el proyecto.Se cobra el 50% faltante.</text:p>
      <text:p text:style-name="P20">Posiblemente exista errores , existe un plazo de dos meses para encontralos siendo reparados en forma gratuita.</text:p>
      <text:p text:style-name="P20">Nota:Si existen modificaciones al presupuesto una vez comenzado el proyecto se cotizara aparte</text:p>
      <text:h text:style-name="P14" text:outline-level="2">Forma de cobranza</text:h>
      <text:p text:style-name="P9"><text:span text:style-name="T8">Es delicado e</text:span><text:span text:style-name="T9">l tema de las confianzas, por que el cliente teme que no terminemos nunca, o hagamos un mal trabajo, y nosotros que nos pague una vez que tengamos hecha la mitad del trabajo.</text:span></text:p>
      <text:p text:style-name="P4"/>
      <text:p text:style-name="P26"/>
      <text:h text:style-name="Heading_20_2" text:outline-level="2">Donde se guardan los datos</text:h>
      <text:p text:style-name="P21"><text:tab/>La primera opción es guardar los datos dentro del celular,eso es gratuito .<text:span text:style-name="T22">Si</text:span> se pierde el celular , <text:span text:style-name="T22">entonces </text:span>se p<text:span text:style-name="T17">ie</text:span>rden los datos.</text:p>
      <text:p text:style-name="P21"><text:tab/>La segunda opción es que el cliente tenga su sistema parcialmente en <text:span text:style-name="T17">línea </text:span>y quiera interactuar con su celular, hay <text:span text:style-name="T17">cientos</text:span> de bases de datos<text:span text:style-name="T18">(lugares donde se guardan datos)</text:span> las más populares son Oracle y SqlServer.<text:span text:style-name="T17">Si es otra base de datos hay que estudiarlo.</text:span></text:p>
      <text:p text:style-name="P21"><text:tab/><text:span text:style-name="T17">La tercera opción es que el cliente tenga las cosas en la nube de google, en una <text:s/>base que se llama Firestore y es de <text:s/>google, si el proyecto es pequeño sale gratis,si es mediano 14.000 y para grandes proyectos cobra según como</text:span></text:p>
      <text:p text:style-name="P21"><text:tab/><text:span text:style-name="T18">La cuarta opción es que alguien nos arriende una base de datos, lo cual se llamma hosting, y tiene una variación de precio enorme, sin embargo uno mediano sale 40,000.</text:span></text:p>
      <text:p text:style-name="P21"><text:tab/><text:span text:style-name="T22">Hay cientos de variates menores que se debe ver su factibilidad, dado el caso</text:span></text:p>
      <text:h text:style-name="Heading_20_2" text:outline-level="2">Funciones de Paulina, <text:span text:style-name="T22">en resumen</text:span></text:h>
      <text:list xml:id="list348476971" text:style-name="L2">
        <text:list-item>
          <text:p text:style-name="P23">Poner avisos</text:p>
        </text:list-item>
        <text:list-item>
          <text:p text:style-name="P23">Promocionar</text:p>
        </text:list-item>
        <text:list-item>
          <text:p text:style-name="P23">Ventas y cobranzas</text:p>
        </text:list-item>
      </text:list>
      <text:h text:style-name="Heading_20_2" text:outline-level="2">Remuneraciones</text:h>
      <text:p text:style-name="P22">25% del pago líquido del cliente – retenciones profesionales .</text:p>
      <text:p text:style-name="P25">Se paga cuando paga el cliente</text:p>
      <text:p text:style-name="P11"/>
      <text:p text:style-name="P10"><text:tab/>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3:48:33.047000000</meta:creation-date>
    <dc:date>2018-08-20T10:48:24.351000000</dc:date>
    <meta:editing-duration>PT1H19M12S</meta:editing-duration>
    <meta:editing-cycles>10</meta:editing-cycles>
    <meta:generator>LibreOffice/6.0.4.2$Windows_X86_64 LibreOffice_project/9b0d9b32d5dcda91d2f1a96dc04c645c450872bf</meta:generator>
    <meta:document-statistic meta:table-count="0" meta:image-count="0" meta:object-count="0" meta:page-count="3" meta:paragraph-count="40" meta:word-count="689" meta:character-count="4100" meta:non-whitespace-character-count="3433"/>
  </office:meta>
</office:document-meta>
</file>